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11.089cm" fo:min-width="19.24cm"/>
    </style:style>
    <style:style style:name="gr3" style:family="graphic" style:parent-style-name="CodeBox">
      <style:graphic-properties draw:fill="solid" draw:fill-color="#ffcc99" fo:min-height="13.882cm" fo:min-width="21.524cm"/>
    </style:style>
    <style:style style:name="gr4" style:family="graphic" style:parent-style-name="CodeBox">
      <style:graphic-properties fo:min-height="13.882cm" fo:min-width="20.333cm"/>
    </style:style>
    <style:style style:name="gr5" style:family="graphic" style:parent-style-name="CodeBox">
      <style:graphic-properties fo:min-height="2.71cm" fo:min-width="25.3cm"/>
    </style:style>
    <style:style style:name="gr6" style:family="graphic" style:parent-style-name="CodeBox">
      <style:graphic-properties fo:min-height="2.71cm" fo:min-width="24.907cm"/>
    </style:style>
    <style:style style:name="gr7" style:family="graphic" style:parent-style-name="CodeBox">
      <style:graphic-properties fo:min-height="1.779cm" fo:min-width="25.5cm"/>
    </style:style>
    <style:style style:name="gr8" style:family="graphic" style:parent-style-name="standard">
      <style:graphic-properties draw:stroke="none" draw:fill="none" draw:fill-color="#ffffff" draw:textarea-horizontal-align="justify" draw:textarea-vertical-align="top" draw:auto-grow-height="true" fo:min-height="1.306cm" fo:padding-top="0.13cm" fo:padding-bottom="0.13cm" fo:padding-left="0.25cm" fo:padding-right="0.25cm" fo:wrap-option="wrap" draw:shadow="hidden"/>
    </style:style>
    <style:style style:name="gr9" style:family="graphic" style:parent-style-name="CodeBox">
      <style:graphic-properties fo:min-height="1.11cm" fo:min-width="25.416cm"/>
    </style:style>
    <style:style style:name="gr10" style:family="graphic" style:parent-style-name="CodeBox">
      <style:graphic-properties fo:min-height="6.75cm" fo:min-width="22.5cm"/>
    </style:style>
    <style:style style:name="gr11" style:family="graphic" style:parent-style-name="CodeBox">
      <style:graphic-properties fo:min-height="5.888cm" fo:min-width="21.5cm"/>
    </style:style>
    <style:style style:name="gr12" style:family="graphic" style:parent-style-name="CodeBox">
      <style:graphic-properties fo:min-height="2.25cm" fo:min-width="21.422cm"/>
    </style:style>
    <style:style style:name="gr13" style:family="graphic" style:parent-style-name="standard">
      <style:graphic-properties draw:fill="solid" draw:fill-color="#00ae00" draw:textarea-horizontal-align="justify" draw:textarea-vertical-align="middle" draw:auto-grow-height="false"/>
    </style:style>
    <style:style style:name="gr14" style:family="graphic" style:parent-style-name="CodeBox">
      <style:graphic-properties fo:min-height="1.93cm" fo:min-width="11.184cm"/>
    </style:style>
    <style:style style:name="gr15"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1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CodeBox">
      <style:graphic-properties fo:min-height="14.376cm" fo:min-width="16.775cm"/>
    </style:style>
    <style:style style:name="gr18" style:family="graphic" style:parent-style-name="CodeBox">
      <style:graphic-properties fo:min-height="5.503cm" fo:min-width="11.184cm"/>
    </style:style>
    <style:style style:name="gr19" style:family="graphic" style:parent-style-name="CodeBox">
      <style:graphic-properties draw:fill="solid" draw:fill-color="#ffcc99" fo:min-height="5.503cm" fo:min-width="11.184cm"/>
    </style:style>
    <style:style style:name="gr20" style:family="graphic" style:parent-style-name="CodeBox">
      <style:graphic-properties fo:min-height="0.848cm" fo:min-width="23.383cm"/>
    </style:style>
    <style:style style:name="gr21" style:family="graphic" style:parent-style-name="CodeBox">
      <style:graphic-properties fo:min-height="7.796cm" fo:min-width="17.791cm"/>
    </style:style>
    <style:style style:name="gr22" style:family="graphic" style:parent-style-name="CodeBox">
      <style:graphic-properties draw:fill="solid" draw:fill-color="#ffcc99" fo:min-height="0.75cm" fo:min-width="5.5cm"/>
    </style:style>
    <style:style style:name="gr23" style:family="graphic" style:parent-style-name="standard">
      <style:graphic-properties draw:marker-end="Arrow" draw:marker-end-width="0.3cm" draw:textarea-horizontal-align="center" draw:textarea-vertical-align="middle"/>
    </style:style>
    <style:style style:name="gr24" style:family="graphic" style:parent-style-name="CodeBox">
      <style:graphic-properties fo:min-height="2.71cm" fo:min-width="5.084cm"/>
    </style:style>
    <style:style style:name="gr25" style:family="graphic" style:parent-style-name="CodeBox">
      <style:graphic-properties fo:min-height="0.93cm" fo:min-width="4.576cm"/>
    </style:style>
    <style:style style:name="gr26" style:family="graphic" style:parent-style-name="standard">
      <style:graphic-properties draw:stroke="dash" draw:stroke-dash="Ultrafine_20_Dashed" svg:stroke-width="0.1cm" svg:stroke-color="#666666" draw:marker-start-width="0.35cm" draw:marker-end-width="0.35cm" draw:textarea-horizontal-align="center" draw:textarea-vertical-align="middle" fo:padding-top="0.125cm" fo:padding-bottom="0.125cm" fo:padding-left="0.25cm" fo:padding-right="0.25cm"/>
    </style:style>
    <style:style style:name="gr27"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28" style:family="graphic" style:parent-style-name="standard">
      <style:graphic-properties draw:textarea-horizontal-align="justify" draw:textarea-vertical-align="middle" draw:auto-grow-height="false"/>
    </style:style>
    <style:style style:name="gr29" style:family="graphic" style:parent-style-name="CodeBox">
      <style:graphic-properties fo:min-height="0.93cm" fo:min-width="4.041cm"/>
    </style:style>
    <style:style style:name="gr30" style:family="graphic" style:parent-style-name="standard">
      <style:graphic-properties draw:textarea-horizontal-align="center" draw:textarea-vertical-align="middle"/>
    </style:style>
    <style:style style:name="gr31" style:family="graphic" style:parent-style-name="CodeBox">
      <style:graphic-properties fo:min-height="0.93cm" fo:min-width="6.016cm"/>
    </style:style>
    <style:style style:name="gr32" style:family="graphic" style:parent-style-name="CodeBox">
      <style:graphic-properties fo:min-height="4.184cm" fo:min-width="17.461cm"/>
    </style:style>
    <style:style style:name="gr33" style:family="graphic" style:parent-style-name="CodeBox">
      <style:graphic-properties fo:min-height="0.776cm" fo:min-width="18cm"/>
    </style:style>
    <style:style style:name="gr34" style:family="graphic" style:parent-style-name="CodeBox">
      <style:graphic-properties fo:min-height="0.776cm" fo:min-width="15.534cm"/>
    </style:style>
    <style:style style:name="gr35" style:family="graphic" style:parent-style-name="CodeBox">
      <style:graphic-properties fo:min-height="0.776cm" fo:min-width="17.999cm"/>
    </style:style>
    <style:style style:name="gr36"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7"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38" style:family="graphic" style:parent-style-name="CodeBox">
      <style:graphic-properties fo:min-height="9.296cm" fo:min-width="17.1cm"/>
    </style:style>
    <style:style style:name="gr39" style:family="graphic" style:parent-style-name="standard">
      <style:graphic-properties svg:stroke-color="#4c4c4c" draw:marker-end="Arrow" draw:marker-end-width="0.3cm" draw:textarea-horizontal-align="center" draw:textarea-vertical-align="middle"/>
    </style:style>
    <style:style style:name="gr40" style:family="graphic" style:parent-style-name="CodeBox">
      <style:graphic-properties fo:min-height="4.681cm" fo:min-width="23.75cm"/>
    </style:style>
    <style:style style:name="gr41" style:family="graphic" style:parent-style-name="CodeBox">
      <style:graphic-properties fo:min-height="6.05cm" fo:min-width="23.75cm"/>
    </style:style>
    <style:style style:name="gr42" style:family="graphic" style:parent-style-name="CodeBox">
      <style:graphic-properties fo:min-height="5.45cm" fo:min-width="23.24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4pt" style:font-size-asian="18pt" style:font-size-complex="18pt"/>
    </style:style>
    <style:style style:name="P3" style:family="paragraph">
      <style:text-properties fo:font-size="20pt"/>
    </style:style>
    <style:style style:name="P4" style:family="paragraph">
      <style:text-properties fo:font-size="24pt"/>
    </style:style>
    <style:style style:name="P5" style:family="paragraph">
      <style:paragraph-properties fo:margin-left="0cm" fo:margin-right="0cm" fo:line-height="100%" fo:text-indent="0cm"/>
      <style:text-properties fo:font-size="28pt" style:font-size-asian="28pt" style:font-size-complex="28pt"/>
    </style:style>
    <style:style style:name="P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7" style:family="paragraph">
      <style:text-properties fo:font-size="22pt" style:font-size-asian="22pt" style:font-size-complex="22pt"/>
    </style:style>
    <style:style style:name="P8" style:family="paragraph">
      <style:paragraph-properties fo:text-align="center"/>
      <style:text-properties fo:color="#ffffff" fo:font-size="18pt" style:font-size-asian="18pt" style:font-size-complex="18pt"/>
    </style:style>
    <style:style style:name="P9" style:family="paragraph">
      <style:paragraph-properties style:writing-mode="lr-tb" style:font-independent-line-spacing="true"/>
    </style:style>
    <style:style style:name="P10" style:family="paragraph">
      <style:paragraph-properties fo:text-align="center"/>
    </style:style>
    <style:style style:name="P11" style:family="paragraph">
      <style:paragraph-properties fo:text-align="center"/>
      <style:text-properties fo:font-size="24pt" style:font-size-asian="18pt" style:font-size-complex="18pt"/>
    </style:style>
    <style:style style:name="P12" style:family="paragraph">
      <style:text-properties fo:color="#ffffff" fo:font-size="24pt" style:font-size-asian="24pt" style:font-size-complex="24pt"/>
    </style:style>
    <style:style style:name="P13" style:family="paragraph">
      <style:paragraph-properties fo:text-align="center"/>
      <style:text-properties fo:font-size="24pt"/>
    </style:style>
    <style:style style:name="P14" style:family="paragraph">
      <style:paragraph-properties fo:margin-left="0cm" fo:margin-right="0cm" fo:line-height="100%" fo:text-indent="0cm"/>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text-properties fo:font-size="20pt" style:font-size-asian="20pt" style:font-size-complex="20pt"/>
    </style:style>
    <style:style style:name="P17" style:family="paragraph">
      <style:paragraph-properties fo:line-height="95%"/>
      <style:text-properties fo:font-size="18pt" style:font-size-asian="18pt" style:font-size-complex="18pt"/>
    </style:style>
    <style:style style:name="T1" style:family="text">
      <style:text-properties fo:font-size="24pt" style:font-size-asian="18pt" style:font-size-complex="18pt"/>
    </style:style>
    <style:style style:name="T2" style:family="text">
      <style:text-properties fo:color="#ffffff" fo:font-family="'Arial Narrow'" style:font-family-generic="swiss" style:font-pitch="variable" fo:font-size="28pt" fo:language="en" fo:country="GB" fo:text-shadow="1pt 1pt" style:font-size-asian="28pt" style:font-size-complex="28pt"/>
    </style:style>
    <style:style style:name="T3" style:family="text">
      <style:text-properties fo:font-size="24pt" fo:font-style="normal" style:font-size-asian="18pt" style:font-style-asian="normal" style:font-size-complex="18pt" style:font-style-complex="normal"/>
    </style:style>
    <style:style style:name="T4" style:family="text">
      <style:text-properties fo:color="#ffffff"/>
    </style:style>
    <style:style style:name="T5" style:family="text">
      <style:text-properties fo:color="#ff3300" fo:font-family="Wingdings" style:font-pitch="variable" style:font-charset="x-symbol" fo:font-size="60pt" fo:language="en" fo:country="US" fo:text-shadow="1pt 1pt" style:font-size-asian="60pt" style:font-size-complex="60pt"/>
    </style:style>
    <style:style style:name="T6" style:family="text">
      <style:text-properties fo:color="#00cc00" fo:font-family="Wingdings" style:font-pitch="variable" style:font-charset="x-symbol" fo:font-size="72pt" fo:language="en" fo:country="US" fo:text-shadow="1pt 1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containers and iterators</text:p>
              </text:list-item>
              <text:list-item>
                <text:p>algorithms</text:p>
              </text:list-item>
              <text:list-item>
                <text:p>string</text:p>
              </text:list-item>
              <text:list-item>
                <text:p>iostream, stringstream</text:p>
              </text:list-item>
              <text:list-item>
                <text:p>pair</text:p>
              </text:list-item>
              <text:list-item>
                <text:p>functional</text:p>
              </text:list-item>
              <text:list-item>
                <text:p>the C library</text:p>
              </text:list-item>
              <text:list-item>
                <text:p>C++ in the future: boost, tr1, C++0x</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Sequential: vector, list, deque</text:p>
              </text:list-item>
              <text:list-item>
                <text:p>Associative: map, multimap, set, multiset&lt;T&gt;</text:p>
              </text:list-item>
              <text:list-item>
                <text:p>Dispensers: queue, stack</text:p>
              </text:list-item>
            </text:list>
          </draw:text-box>
        </draw:frame>
        <draw:custom-shape draw:style-name="gr2" draw:text-style-name="P2" draw:layer="layout" svg:width="19.74cm" svg:height="11.339cm" svg:x="4.26cm" svg:y="8.461cm">
          <text:p><text:span text:style-name="T1">template&lt;typename Type&gt;</text:span></text:p>
          <text:p><text:span text:style-name="T1">class list</text:span><text:span text:style-name="T1"><text:line-break/></text:span><text:span text:style-name="T1">{</text:span></text:p>
          <text:p><text:span text:style-name="T1">public:</text:span></text:p>
          <text:p><text:span text:style-name="T1"><text:s text:c="4"/></text:span><text:span text:style-name="T1">bool empty() const;</text:span></text:p>
          <text:p><text:span text:style-name="T1"><text:s text:c="4"/></text:span><text:span text:style-name="T1">size_t size() const;</text:span></text:p>
          <text:p><text:span text:style-name="T1"/></text:p>
          <text:p><text:span text:style-name="T1"><text:s text:c="4"/></text:span><text:span text:style-name="T1">void push_front(const Type &amp;);</text:span></text:p>
          <text:p><text:span text:style-name="T1"><text:s text:c="4"/></text:span><text:span text:style-name="T1">void push_back(const Type &amp;);</text:span></text:p>
          <text:p><text:span text:style-name="T1"><text:s text:c="4"/></text:span><text:span text:style-name="T1">void clear();</text:span></text:p>
          <text:p><text:span text:style-name="T1"><text:s text:c="4"/></text:span><text:span text:style-name="T1">...</text:span><text:span text:style-name="T1"><text:line-break/></text:span><text:span text:style-name="T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3" draw:text-style-name="P2" draw:layer="layout" svg:width="22.024cm" svg:height="14.132cm" svg:x="2.976cm" svg:y="5.3cm">
          <text:p><text:span text:style-name="T1">template&lt;typename Type&gt;</text:span></text:p>
          <text:p><text:span text:style-name="T1">class list&lt;Type&gt;</text:span></text:p>
          <text:p><text:span text:style-name="T1">{</text:span></text:p>
          <text:p><text:span text:style-name="T1">public:</text:span></text:p>
          <text:p><text:span text:style-name="T1"><text:s text:c="4"/></text:span><text:span text:style-name="T1">class iterator</text:span><text:span text:style-name="T1"><text:line-break/></text:span><text:span text:style-name="T1"> <text:s text:c="3"/>{</text:span></text:p>
          <text:p><text:span text:style-name="T1"><text:s text:c="4"/></text:span><text:span text:style-name="T1">public:</text:span></text:p>
          <text:p><text:span text:style-name="T1"><text:s text:c="8"/></text:span><text:span text:style-name="T1">Type &amp; operator*() const;</text:span></text:p>
          <text:p><text:span text:style-name="T1"><text:s text:c="8"/></text:span><text:span text:style-name="T1">Type * operator-&gt;() const;</text:span></text:p>
          <text:p><text:span text:style-name="T1"><text:s text:c="8"/></text:span><text:span text:style-name="T1">iterator operator++();</text:span></text:p>
          <text:p><text:span text:style-name="T1"><text:s text:c="8"/></text:span><text:span text:style-name="T1">...</text:span></text:p>
          <text:p><text:span text:style-name="T1"><text:s text:c="4"/></text:span><text:span text:style-name="T1">};</text:span></text:p>
          <text:p><text:span text:style-name="T1"><text:s text:c="4"/></text:span><text:span text:style-name="T1">bool operator==(iterator, iterator);</text:span></text:p>
          <text:p><text:span text:style-name="T1"><text:s text:c="4"/></text:span><text:span text:style-name="T1">bool operator!=(iterator, iterator);</text:span></text:p>
          <text:p><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A pair of iterators [begin, end) specifies a range</text:p>
              </text:list-item>
            </text:list>
          </draw:text-box>
        </draw:frame>
        <draw:custom-shape draw:style-name="gr4" draw:text-style-name="P2" draw:layer="layout" svg:width="20.833cm" svg:height="14.132cm" svg:x="2.667cm" svg:y="5.368cm">
          <text:p text:style-name="P4"><text:span text:style-name="T1">template&lt;typename Type&gt;</text:span></text:p>
          <text:p text:style-name="P4"><text:span text:style-name="T1">class list</text:span></text:p>
          <text:p text:style-name="P4"><text:span text:style-name="T1">{</text:span></text:p>
          <text:p text:style-name="P4"><text:span text:style-name="T1">public:</text:span></text:p>
          <text:p text:style-name="P4"><text:span text:style-name="T1"><text:s text:c="4"/></text:span><text:span text:style-name="T1">...</text:span></text:p>
          <text:p text:style-name="P4"><text:span text:style-name="T1"><text:s text:c="4"/></text:span><text:span text:style-name="T1">template&lt;typename It&gt;</text:span></text:p>
          <text:p text:style-name="P4"><text:span text:style-name="T1"><text:s text:c="4"/></text:span><text:span text:style-name="T1">iterator(It begin, It end);</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text:span></text:p>
          <text:p text:style-name="P4"><text:span text:style-name="T1"><text:s text:c="4"/></text:span><text:span text:style-name="T1">void insert(iterator, const Type &amp;);</text:span></text:p>
          <text:p text:style-name="P4"><text:span text:style-name="T1"><text:s text:c="4"/></text:span><text:span text:style-name="T1">void erase(iterator);</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5" draw:text-style-name="P2" draw:layer="layout" svg:width="25.8cm" svg:height="2.96cm" svg:x="1.203cm" svg:y="4.4cm">
          <text:p text:style-name="P4"><text:span text:style-name="T1">adjacent_find, count, count_if, equal,</text:span></text:p>
          <text:p text:style-name="P4"><text:span text:style-name="T1">for_each, find, find_if, find_end, find_first_of,</text:span></text:p>
          <text:p text:style-name="P4"><text:span text:style-name="T1">mismatch, search, seach_n</text:span></text:p>
          <draw:enhanced-geometry svg:viewBox="0 0 21600 21600" draw:type="rectangle" draw:enhanced-path="M 0 0 L 21600 0 21600 21600 0 21600 0 0 Z N"/>
        </draw:custom-shape>
        <draw:custom-shape draw:style-name="gr6" draw:text-style-name="P2" draw:layer="layout" svg:width="26.424cm" svg:height="6.684cm" svg:x="0.788cm" svg:y="9.04cm">
          <text:p text:style-name="P4"><text:span text:style-name="T1">copy, copy_backward, generate, generate_n, fill, </text:span></text:p>
          <text:p text:style-name="P4"><text:span text:style-name="T1">fill_n, iter_swap, partition, replace, replace_if, </text:span></text:p>
          <text:p text:style-name="P4"><text:span text:style-name="T1">replace_copy, replace_copy_if, remove, remove_if, </text:span></text:p>
          <text:p text:style-name="P4"><text:span text:style-name="T1">remove_copy, remove_copy_if, reverse, reverse_copy,</text:span></text:p>
          <text:p text:style-name="P4"><text:span text:style-name="T1">rotate, rotate_copy, random_shuffle, </text:span></text:p>
          <text:p text:style-name="P4"><text:span text:style-name="T1">stable_partition, swap, swap_ranges, transform,</text:span></text:p>
          <text:p text:style-name="P4"><text:span text:style-name="T1">unique, unique_copy</text:span></text:p>
          <draw:enhanced-geometry svg:viewBox="0 0 21600 21600" draw:type="rectangle" draw:enhanced-path="M 0 0 L 21600 0 21600 21600 0 21600 0 0 Z N"/>
        </draw:custom-shape>
        <draw:custom-shape draw:style-name="gr7" draw:text-style-name="P2" draw:layer="layout" svg:width="26cm" svg:height="2.029cm" svg:x="1cm" svg:y="17.5cm">
          <text:p text:style-name="P4"><text:span text:style-name="T1">nth_element, partial_sort, partial_sort_copy, </text:span></text:p>
          <text:p text:style-name="P4"><text:span text:style-name="T1">sort, stable_sort</text:span></text:p>
          <draw:enhanced-geometry svg:viewBox="0 0 21600 21600" draw:type="rectangle" draw:enhanced-path="M 0 0 L 21600 0 21600 21600 0 21600 0 0 Z N"/>
        </draw:custom-shape>
        <draw:custom-shape draw:style-name="gr8" draw:text-style-name="P6" draw:layer="layout" svg:width="13.642cm" svg:height="1.566cm" svg:x="0.832cm" svg:y="7.611cm">
          <text:p text:style-name="P5"><text:span text:style-name="T2">sequence: modifying</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895cm" svg:y="2.81cm">
          <text:p text:style-name="P5"><text:span text:style-name="T2">sequence: non-modifying</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793cm" svg:y="16.044cm">
          <text:p text:style-name="P5"><text:span text:style-name="T2">sorting</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5" draw:text-style-name="P2" draw:layer="layout" svg:width="25.8cm" svg:height="2.96cm" svg:x="1cm" svg:y="7.9cm">
          <text:p text:style-name="P4"><text:span text:style-name="T1">inplace_merge, includes, merge, set_union,</text:span></text:p>
          <text:p text:style-name="P4"><text:span text:style-name="T1">set_intersection, set_difference, </text:span></text:p>
          <text:p text:style-name="P4"><text:span text:style-name="T1">set_symmetric_difference</text:span></text:p>
          <draw:enhanced-geometry svg:viewBox="0 0 21600 21600" draw:type="rectangle" draw:enhanced-path="M 0 0 L 21600 0 21600 21600 0 21600 0 0 Z N"/>
        </draw:custom-shape>
        <draw:custom-shape draw:style-name="gr9" draw:text-style-name="P2" draw:layer="layout" svg:width="25.916cm" svg:height="1.36cm" svg:x="1.001cm" svg:y="12.4cm">
          <text:p text:style-name="P4"><text:span text:style-name="T1">make_heap, push_heap, pop_heap, sort_heap</text:span></text:p>
          <draw:enhanced-geometry svg:viewBox="0 0 21600 21600" draw:type="rectangle" draw:enhanced-path="M 0 0 L 21600 0 21600 21600 0 21600 0 0 Z N"/>
        </draw:custom-shape>
        <draw:custom-shape draw:style-name="gr7" draw:text-style-name="P2" draw:layer="layout" svg:width="26cm" svg:height="2.96cm" svg:x="1.002cm" svg:y="15.4cm">
          <text:p text:style-name="P4"><text:span text:style-name="T1">lexicographic_compare,</text:span></text:p>
          <text:p text:style-name="P4"><text:span text:style-name="T1">min, max, min_element, max_element,</text:span></text:p>
          <text:p text:style-name="P4"><text:span text:style-name="T1">next_permutation, prev_permutation</text:span></text:p>
          <draw:enhanced-geometry svg:viewBox="0 0 21600 21600" draw:type="rectangle" draw:enhanced-path="M 0 0 L 21600 0 21600 21600 0 21600 0 0 Z N"/>
        </draw:custom-shape>
        <draw:custom-shape draw:style-name="gr7" draw:text-style-name="P2" draw:layer="layout" svg:width="26cm" svg:height="2.029cm" svg:x="1cm" svg:y="4.4cm">
          <text:p text:style-name="P4"><text:span text:style-name="T1"><text:s/></text:span><text:span text:style-name="T1">binary_search, equal_range,</text:span></text:p>
          <text:p text:style-name="P4"><text:span text:style-name="T1">lower_bound, upper_bound</text:span></text:p>
          <draw:enhanced-geometry svg:viewBox="0 0 21600 21600" draw:type="rectangle" draw:enhanced-path="M 0 0 L 21600 0 21600 21600 0 21600 0 0 Z N"/>
        </draw:custom-shape>
        <draw:custom-shape draw:style-name="gr8" draw:text-style-name="P6" draw:layer="layout" svg:width="13.642cm" svg:height="1.566cm" svg:x="0.949cm" svg:y="2.956cm">
          <text:p text:style-name="P5"><text:span text:style-name="T2">binary search</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6.456cm">
          <text:p text:style-name="P5"><text:span text:style-name="T2">merge</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10.956cm">
          <text:p text:style-name="P5"><text:span text:style-name="T2">heaps</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13.956cm">
          <text:p text:style-name="P5"><text:span text:style-name="T2">min-max</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0" draw:text-style-name="P7" draw:layer="layout" svg:width="23cm" svg:height="7cm" svg:x="2cm" svg:y="5cm">
          <text:p text:style-name="P7">template&lt;typename Iter, typename Type&gt;</text:p>
          <text:p text:style-name="P7">Iter find(Iter at, Iter end, const Type &amp; value)</text:p>
          <text:p text:style-name="P7">{</text:p>
          <text:p text:style-name="P7"><text:s text:c="4"/>for (; at != end; ++at)</text:p>
          <text:p text:style-name="P7"><text:s text:c="8"/>if (*at == value)</text:p>
          <text:p text:style-name="P7"><text:s text:c="12"/>break;</text:p>
          <text:p text:style-name="P7"><text:s text:c="4"/>return at;</text:p>
          <text:p text:style-name="P7">}</text:p>
          <draw:enhanced-geometry svg:viewBox="0 0 21600 21600" draw:type="rectangle" draw:enhanced-path="M 0 0 L 21600 0 21600 21600 0 21600 0 0 Z N"/>
        </draw:custom-shape>
        <draw:custom-shape draw:style-name="gr10" draw:text-style-name="P7" draw:layer="layout" svg:width="23cm" svg:height="7cm" svg:x="2cm" svg:y="12.6cm">
          <text:p text:style-name="P7">template&lt;typename Iter, typename Pred&gt;</text:p>
          <text:p text:style-name="P7">Iter find(Iter at, Iter end, Pred pred)</text:p>
          <text:p text:style-name="P7">{</text:p>
          <text:p text:style-name="P7"><text:s text:c="4"/>for (; at != end; ++at)</text:p>
          <text:p text:style-name="P7"><text:s text:c="8"/>if (pred(*at))</text:p>
          <text:p text:style-name="P7"><text:s text:c="12"/>break;</text:p>
          <text:p text:style-name="P7"><text:s text:c="4"/>return at;</text:p>
          <text:p text:style-name="P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0" draw:text-style-name="P7" draw:layer="layout" svg:width="23.785cm" svg:height="12.954cm" svg:x="2.215cm" svg:y="5.546cm">
          <text:p text:style-name="P7">template&lt;typename InputIter, </text:p>
          <text:p text:style-name="P7"><text:s text:c="9"/>typename OutputIter,</text:p>
          <text:p text:style-name="P7"><text:s text:c="9"/>typename UnaryOp&gt;</text:p>
          <text:p text:style-name="P7">OutputIter transform(InputIter at, InputIter end, </text:p>
          <text:p text:style-name="P7"><text:s text:c="21"/>OutputIter result,</text:p>
          <text:p text:style-name="P7"><text:s text:c="21"/>UnaryOp op)</text:p>
          <text:p text:style-name="P7">{</text:p>
          <text:p text:style-name="P7"><text:s text:c="4"/>while(at != end)</text:p>
          <text:p text:style-name="P7"><text:s text:c="4"/>{</text:p>
          <text:p text:style-name="P7"><text:s text:c="8"/>*result = op(*at);</text:p>
          <text:p text:style-name="P7"><text:s text:c="8"/>++result;</text:p>
          <text:p text:style-name="P7"><text:s text:c="8"/>++at;</text:p>
          <text:p text:style-name="P7"><text:s text:c="4"/>}</text:p>
          <text:p text:style-name="P7"><text:s text:c="4"/>return result;</text:p>
          <text:p text:style-name="P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Writing loops?</text:p>
          </draw:text-box>
        </draw:frame>
        <draw:frame presentation:style-name="pr2" draw:layer="layout" svg:width="25.199cm" svg:height="17cm" svg:x="1.4cm" svg:y="3cm" presentation:class="outline">
          <draw:text-box>
            <text:list text:style-name="L2">
              <text:list-item>
                <text:p>Many loops can be refactored to an algorithm</text:p>
              </text:list-item>
            </text:list>
          </draw:text-box>
        </draw:frame>
        <draw:custom-shape draw:style-name="gr11" draw:text-style-name="P7" draw:layer="layout" svg:width="22cm" svg:height="6.138cm" svg:x="2.3cm" svg:y="5.7cm">
          <text:p text:style-name="P7">typedef std::list&lt;int&gt;::iterator iterator;</text:p>
          <text:p text:style-name="P7">for (iterator at = values.begin();</text:p>
          <text:p text:style-name="P7"><text:s text:c="5"/>at != values.end();</text:p>
          <text:p text:style-name="P7"><text:s text:c="5"/>++at)</text:p>
          <text:p text:style-name="P7">{</text:p>
          <text:p text:style-name="P7"><text:s text:c="4"/>std::cout &lt;&lt; *at &lt;&lt; ',';</text:p>
          <text:p text:style-name="P7">}</text:p>
          <draw:enhanced-geometry svg:viewBox="0 0 21600 21600" draw:type="rectangle" draw:enhanced-path="M 0 0 L 21600 0 21600 21600 0 21600 0 0 Z N"/>
        </draw:custom-shape>
        <draw:custom-shape draw:style-name="gr12" draw:text-style-name="P7" draw:layer="layout" svg:width="21.922cm" svg:height="5.286cm" svg:x="2.3cm" svg:y="13.2cm">
          <text:p text:style-name="P7">void couter(int value)</text:p>
          <text:p text:style-name="P7">{</text:p>
          <text:p text:style-name="P7"><text:s text:c="4"/>std::cout &lt;&lt; value &lt;&lt; '.';</text:p>
          <text:p text:style-name="P7">}</text:p>
          <text:p text:style-name="P7">std::for_each(values.begin(), values.end(), </text:p>
          <text:p text:style-name="P7"><text:s text:c="14"/>couter);</text:p>
          <draw:enhanced-geometry svg:viewBox="0 0 21600 21600" draw:type="rectangle" draw:enhanced-path="M 0 0 L 21600 0 21600 21600 0 21600 0 0 Z N"/>
        </draw:custom-shape>
        <draw:custom-shape draw:style-name="gr13" draw:text-style-name="P8" draw:layer="layout" svg:width="2.5cm" svg:height="5cm" svg:x="20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14" draw:text-style-name="P2" draw:layer="layout" svg:width="21.849cm" svg:height="12.27cm" svg:x="2.952cm" svg:y="5.5cm">
          <text:p><text:span text:style-name="T1">class string</text:span></text:p>
          <text:p><text:span text:style-name="T1">{</text:span></text:p>
          <text:p><text:span text:style-name="T1">public:</text:span></text:p>
          <text:p><text:span text:style-name="T1"><text:s text:c="4"/></text:span><text:span text:style-name="T1">string();</text:span></text:p>
          <text:p><text:span text:style-name="T1"><text:s text:c="4"/></text:span><text:span text:style-name="T1">string(const char *);</text:span></text:p>
          <text:p><text:span text:style-name="T1"/></text:p>
          <text:p><text:span text:style-name="T1"><text:s text:c="4"/></text:span><text:span text:style-name="T1">size_t size() const;</text:span></text:p>
          <text:p><text:span text:style-name="T1"><text:s text:c="4"/></text:span><text:span text:style-name="T1">bool empty() const;</text:span></text:p>
          <text:p><text:span text:style-name="T1"><text:s text:c="4"/></text:span><text:span text:style-name="T1">void clear();</text:span></text:p>
          <text:p><text:span text:style-name="T1"><text:s text:c="4"/></text:span><text:span text:style-name="T1">char &amp; operator[](size_t);</text:span></text:p>
          <text:p><text:span text:style-name="T1"><text:s text:c="4"/></text:span><text:span text:style-name="T1">const char &amp; operator[](size_t) const;</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15" draw:text-style-name="P6" draw:layer="layout" svg:width="6.055cm" svg:height="1.634cm" svg:x="4.345cm" svg:y="18.639cm">
          <text:p text:style-name="P5"><text:span text:style-name="T2">simplified</text:span></text:p>
          <draw:enhanced-geometry svg:viewBox="0 0 21600 21600" draw:mirror-vertical="false" draw:type="mso-spt202" draw:enhanced-path="M 0 0 L 21600 0 21600 21600 0 21600 0 0 Z N"/>
        </draw:custom-shape>
        <draw:custom-shape draw:style-name="gr16" draw:text-style-name="P9"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17" draw:text-style-name="P2" draw:layer="layout" svg:width="17.275cm" svg:height="14.626cm" svg:x="3.838cm" svg:y="4.274cm">
          <text:p text:style-name="P4"><text:span text:style-name="T1">class string</text:span></text:p>
          <text:p text:style-name="P4"><text:span text:style-name="T1">{</text:span></text:p>
          <text:p text:style-name="P4"><text:span text:style-name="T1">public:</text:span></text:p>
          <text:p text:style-name="P4"><text:span text:style-name="T1"><text:s text:c="4"/></text:span><text:span text:style-name="T1">class iterator;</text:span></text:p>
          <text:p text:style-name="P4"><text:span text:style-name="T1"><text:s text:c="4"/></text:span><text:span text:style-name="T1">class const_iterator;</text:span></text:p>
          <text:p text:style-name="P4"><text:span text:style-name="T1"/></text:p>
          <text:p text:style-name="P4"><text:span text:style-name="T1"><text:s text:c="4"/></text:span><text:span text:style-name="T1">template&lt;typename It&gt;</text:span></text:p>
          <text:p text:style-name="P4"><text:span text:style-name="T1"><text:s text:c="4"/></text:span><text:span text:style-name="T1">string(It, It);</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const_iterator begin() const;</text:span></text:p>
          <text:p text:style-name="P4"><text:span text:style-name="T1"><text:s text:c="4"/></text:span><text:span text:style-name="T1">const_iterator end() const;</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draw:custom-shape draw:style-name="gr15" draw:text-style-name="P6" draw:layer="layout" svg:width="6.055cm" svg:height="1.634cm" svg:x="3.645cm" svg:y="18.939cm">
          <text:p text:style-name="P5"><text:span text:style-name="T2">simplified</text:span></text:p>
          <draw:enhanced-geometry svg:viewBox="0 0 21600 21600" draw:mirror-vertical="false" draw:type="mso-spt202" draw:enhanced-path="M 0 0 L 21600 0 21600 21600 0 21600 0 0 Z N"/>
        </draw:custom-shape>
        <draw:custom-shape draw:style-name="gr16" draw:text-style-name="P9"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 &lt;&lt; or &gt;&gt; ? </text:p>
          </draw:text-box>
        </draw:frame>
        <draw:frame presentation:style-name="pr2" draw:layer="layout" svg:width="25.199cm" svg:height="17cm" svg:x="1.4cm" svg:y="3cm" presentation:class="outline">
          <draw:text-box>
            <text:list text:style-name="L2">
              <text:list-item>
                <text:p>Write the stream object first, then the operator</text:p>
                <text:list>
                  <text:list-item>
                    <text:p>&gt;&gt; to indicate data flowing from the stream</text:p>
                  </text:list-item>
                  <text:list-item>
                    <text:p>&lt;&lt; to indicate data flowing into the stream</text:p>
                  </text:list-item>
                </text:list>
              </text:list-item>
            </text:list>
          </draw:text-box>
        </draw:frame>
        <draw:custom-shape draw:style-name="gr18" draw:text-style-name="P2" draw:layer="layout" svg:width="11.684cm" svg:height="5.753cm" svg:x="2.5cm" svg:y="9.5cm">
          <text:p text:style-name="P4"><text:span text:style-name="T1">void in(istream &amp; is)</text:span></text:p>
          <text:p text:style-name="P4"><text:span text:style-name="T1">{</text:span></text:p>
          <text:p text:style-name="P4"><text:span text:style-name="T1"><text:s text:c="3"/></text:span><text:span text:style-name="T1">int value;</text:span></text:p>
          <text:p text:style-name="P4"><text:span text:style-name="T1"><text:s text:c="3"/></text:span><text:span text:style-name="T1">is &gt;&gt; value;</text:span></text:p>
          <text:p text:style-name="P4"><text:span text:style-name="T1"><text:s text:c="3"/></text:span><text:span text:style-name="T1">...</text:span></text:p>
          <text:p text:style-name="P4"><text:span text:style-name="T1">}</text:span></text:p>
          <draw:enhanced-geometry svg:viewBox="0 0 21600 21600" draw:type="rectangle" draw:enhanced-path="M 0 0 L 21600 0 21600 21600 0 21600 0 0 Z N"/>
        </draw:custom-shape>
        <draw:custom-shape draw:style-name="gr19" draw:text-style-name="P2" draw:layer="layout" svg:width="11.684cm" svg:height="5.753cm" svg:x="11.4cm" svg:y="12.048cm">
          <text:p><text:span text:style-name="T1">void out(ostream &amp; os)</text:span></text:p>
          <text:p><text:span text:style-name="T1">{</text:span></text:p>
          <text:p><text:span text:style-name="T1"><text:s text:c="3"/></text:span><text:span text:style-name="T1">int value = 42;</text:span></text:p>
          <text:p><text:span text:style-name="T1"><text:s text:c="3"/></text:span><text:span text:style-name="T1">os &lt;&lt; value;</text:span></text:p>
          <text:p><text:span text:style-name="T1"><text:s text:c="3"/></text:span><text:span text:style-name="T1">...</text:span></text:p>
          <text:p><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lows you to write to files</text:p>
              </text:list-item>
            </text:list>
          </draw:text-box>
        </draw:frame>
        <draw:custom-shape draw:style-name="gr20" draw:text-style-name="P2" draw:layer="layout" svg:width="23.883cm" svg:height="1.098cm" svg:x="2.117cm" svg:y="7cm">
          <text:p text:style-name="P4"><text:span text:style-name="T1">ostream &amp; operator&lt;&lt;(ostream &amp;, const date &amp;);</text:span></text:p>
          <draw:enhanced-geometry svg:viewBox="0 0 21600 21600" draw:type="rectangle" draw:enhanced-path="M 0 0 L 21600 0 21600 21600 0 21600 0 0 Z N"/>
        </draw:custom-shape>
        <draw:custom-shape draw:style-name="gr21" draw:text-style-name="P2" draw:layer="layout" svg:width="18.291cm" svg:height="8.046cm" svg:x="2cm" svg:y="9.454cm">
          <text:p text:style-name="P4"><text:span text:style-name="T1">#include &lt;fstream&gt;</text:span></text:p>
          <text:p text:style-name="P4"><text:span text:style-name="T1"/></text:p>
          <text:p text:style-name="P4"><text:span text:style-name="T1">void eg()</text:span></text:p>
          <text:p text:style-name="P4"><text:span text:style-name="T1">{</text:span></text:p>
          <text:p text:style-name="P4"><text:span text:style-name="T1"><text:s text:c="3"/></text:span><text:span text:style-name="T1">date today(2011,3,25);</text:span></text:p>
          <text:p text:style-name="P4"><text:span text:style-name="T1"><text:s text:c="3"/></text:span><text:span text:style-name="T1">std::ofstream ofs(“date.txt”);</text:span></text:p>
          <text:p text:style-name="P4"><text:span text:style-name="T1"><text:s text:c="3"/></text:span><text:span text:style-name="T1">ofs &lt;&lt; today;</text:span></text:p>
          <text:p text:style-name="P4"><text:span text:style-name="T1">}</text:span></text:p>
          <draw:enhanced-geometry svg:viewBox="0 0 21600 21600" draw:type="rectangle" draw:enhanced-path="M 0 0 L 21600 0 21600 21600 0 21600 0 0 Z N"/>
        </draw:custom-shape>
        <draw:custom-shape draw:style-name="gr22" draw:text-style-name="P2" draw:layer="layout" svg:width="6cm" svg:height="1.098cm" svg:x="17.5cm" svg:y="18.402cm">
          <text:p><text:span text:style-name="T1">2011:3:25</text:span></text:p>
          <draw:enhanced-geometry svg:viewBox="0 0 21600 21600" draw:type="rectangle" draw:enhanced-path="M 0 0 L 21600 0 21600 21600 0 21600 0 0 Z N"/>
        </draw:custom-shape>
        <draw:custom-shape draw:style-name="gr15" draw:text-style-name="P6" draw:layer="layout" svg:width="6.055cm" svg:height="1.634cm" svg:x="9.445cm" svg:y="18.2cm">
          <text:p text:style-name="P5"><text:span text:style-name="T2">date.txt</text:span></text:p>
          <draw:enhanced-geometry svg:viewBox="0 0 21600 21600" draw:mirror-vertical="false" draw:type="mso-spt202" draw:enhanced-path="M 0 0 L 21600 0 21600 21600 0 21600 0 0 Z N"/>
        </draw:custom-shape>
        <draw:line draw:style-name="gr23" draw:text-style-name="P10" draw:layer="layout" svg:x1="12.5cm" svg:y1="19cm" svg:x2="17.5cm" svg:y2="19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so allows you to write to strings - very handy for test diagnostics</text:p>
              </text:list-item>
            </text:list>
          </draw:text-box>
        </draw:frame>
        <draw:custom-shape draw:style-name="gr20" draw:text-style-name="P2" draw:layer="layout" svg:width="23.883cm" svg:height="1.098cm" svg:x="2.117cm" svg:y="7cm">
          <text:p text:style-name="P4"><text:span text:style-name="T1">ostream &amp; operator&lt;&lt;(ostream &amp;, const date &amp;);</text:span></text:p>
          <draw:enhanced-geometry svg:viewBox="0 0 21600 21600" draw:type="rectangle" draw:enhanced-path="M 0 0 L 21600 0 21600 21600 0 21600 0 0 Z N"/>
        </draw:custom-shape>
        <draw:custom-shape draw:style-name="gr18" draw:text-style-name="P2" draw:layer="layout" svg:width="18.799cm" svg:height="8.546cm" svg:x="1.746cm" svg:y="9.454cm">
          <text:p text:style-name="P4"><text:span text:style-name="T1">#include &lt;sstream&gt;</text:span></text:p>
          <text:p text:style-name="P4"><text:span text:style-name="T1"/></text:p>
          <text:p text:style-name="P4"><text:span text:style-name="T1">void eg()</text:span></text:p>
          <text:p text:style-name="P4"><text:span text:style-name="T1">{</text:span></text:p>
          <text:p text:style-name="P4"><text:span text:style-name="T1"><text:s text:c="3"/></text:span><text:span text:style-name="T1">date today(2011,3,25);</text:span></text:p>
          <text:p text:style-name="P4"><text:span text:style-name="T1"><text:s text:c="3"/></text:span><text:span text:style-name="T1">std::ostringstream oss;</text:span></text:p>
          <text:p text:style-name="P4"><text:span text:style-name="T1"><text:s text:c="3"/></text:span><text:span text:style-name="T1">oss &lt;&lt; today;</text:span></text:p>
          <text:p text:style-name="P4"><text:span text:style-name="T1"><text:s text:c="3"/></text:span><text:span text:style-name="T1">assert(oss.str() == “2011:3:25”);</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24" draw:text-style-name="P11" draw:layer="layout" svg:width="5.584cm" svg:height="2.96cm" svg:x="18.796cm" svg:y="7.3cm">
          <text:p text:style-name="P10"><text:span text:style-name="T1">ostream</text:span></text:p>
          <text:p text:style-name="P10"><text:span text:style-name="T1"/></text:p>
          <text:p text:style-name="P10"><text:span text:style-name="T3">operator</text:span><text:span text:style-name="T1">&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5" draw:text-style-name="P11" draw:layer="layout" svg:width="5.076cm" svg:height="1.18cm" svg:x="9.9cm" svg:y="8.329cm">
          <text:p text:style-name="P10"><text:span text:style-name="T1">streambuf</text:span></text:p>
          <draw:enhanced-geometry svg:viewBox="0 0 21600 21600" draw:type="rectangle" draw:enhanced-path="M 0 0 L 21600 0 21600 21600 0 21600 0 0 Z N"/>
        </draw:custom-shape>
        <draw:line draw:style-name="gr23" draw:text-style-name="P10" draw:layer="layout" svg:x1="18.58cm" svg:y1="8.829cm" svg:x2="15.2cm" svg:y2="8.9cm">
          <text:p/>
        </draw:line>
        <draw:line draw:style-name="gr26" draw:text-style-name="P10" draw:layer="layout" svg:x1="18.88cm" svg:y1="8.929cm" svg:x2="24.38cm" svg:y2="8.929cm">
          <text:p/>
        </draw:line>
        <draw:frame draw:style-name="gr27" draw:text-style-name="P12" draw:layer="layout" svg:width="3cm" svg:height="2.505cm" svg:x="7.154cm" svg:y="16.083cm">
          <draw:text-box>
            <text:p text:style-name="P12"><text:span text:style-name="T4">1</text:span></text:p>
          </draw:text-box>
        </draw:frame>
        <draw:custom-shape draw:style-name="gr28" draw:text-style-name="P10"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1" draw:layer="layout" svg:width="5.076cm" svg:height="1.18cm" svg:x="9.9cm" svg:y="15.12cm">
          <text:p text:style-name="P10"><text:span text:style-name="T1">stringbuf</text:span></text:p>
          <draw:enhanced-geometry svg:viewBox="0 0 21600 21600" draw:type="rectangle" draw:enhanced-path="M 0 0 L 21600 0 21600 21600 0 21600 0 0 Z N"/>
        </draw:custom-shape>
        <draw:custom-shape draw:style-name="gr29" draw:text-style-name="P11" draw:layer="layout" svg:width="4.541cm" svg:height="1.18cm" svg:x="2.359cm" svg:y="15.166cm">
          <text:p text:style-name="P10"><text:span text:style-name="T1">string</text:span></text:p>
          <draw:enhanced-geometry svg:viewBox="0 0 21600 21600" draw:type="rectangle" draw:enhanced-path="M 0 0 L 21600 0 21600 21600 0 21600 0 0 Z N"/>
        </draw:custom-shape>
        <draw:custom-shape draw:style-name="gr25" draw:text-style-name="P11" draw:layer="layout" svg:width="7.109cm" svg:height="1.18cm" svg:x="17.984cm" svg:y="15.1cm">
          <text:p text:style-name="P10"><text:span text:style-name="T1">ostringstream</text:span></text:p>
          <draw:enhanced-geometry svg:viewBox="0 0 21600 21600" draw:type="rectangle" draw:enhanced-path="M 0 0 L 21600 0 21600 21600 0 21600 0 0 Z N"/>
        </draw:custom-shape>
        <draw:custom-shape draw:style-name="gr28" draw:text-style-name="P10"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10" draw:layer="layout" svg:x1="21.7cm" svg:y1="11.8cm" svg:x2="21.7cm" svg:y2="15.3cm">
          <text:p/>
        </draw:line>
        <draw:line draw:style-name="gr30" draw:text-style-name="P10" draw:layer="layout" svg:x1="12.5cm" svg:y1="10.7cm" svg:x2="12.5cm" svg:y2="15.2cm">
          <text:p/>
        </draw:line>
        <draw:line draw:style-name="gr23" draw:text-style-name="P10" draw:layer="layout" svg:x1="8.9cm" svg:y1="15.7cm" svg:x2="6.9cm" svg:y2="15.7cm">
          <text:p/>
        </draw:line>
        <draw:custom-shape draw:style-name="gr28" draw:text-style-name="P10"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27" draw:text-style-name="P12" draw:layer="layout" svg:width="3cm" svg:height="2.505cm" svg:x="15.7cm" svg:y="9.396cm">
          <draw:text-box>
            <text:p text:style-name="P12"><text:span text:style-name="T4">1</text:span></text:p>
          </draw:text-box>
        </draw:frame>
        <draw:custom-shape draw:style-name="gr28" draw:text-style-name="P10"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3" draw:text-style-name="P10" draw:layer="layout" svg:x1="17.1cm" svg:y1="15.7cm" svg:x2="15.1cm" svg:y2="15.7cm">
          <text:p/>
        </draw:line>
        <draw:frame draw:style-name="gr27" draw:text-style-name="P12" draw:layer="layout" svg:width="3cm" svg:height="2.505cm" svg:x="15.414cm" svg:y="16.066cm">
          <draw:text-box>
            <text:p text:style-name="P12"><text:span text:style-name="T4">1</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24" draw:text-style-name="P11" draw:layer="layout" svg:width="5.584cm" svg:height="2.96cm" svg:x="18.55cm" svg:y="7.3cm">
          <text:p text:style-name="P13"><text:span text:style-name="T1">ostream</text:span></text:p>
          <text:p text:style-name="P13"><text:span text:style-name="T1"/></text:p>
          <text:p text:style-name="P13"><text:span text:style-name="T3">operator</text:span><text:span text:style-name="T1">&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5" draw:text-style-name="P11" draw:layer="layout" svg:width="5.076cm" svg:height="1.18cm" svg:x="9.9cm" svg:y="8.329cm">
          <text:p text:style-name="P13"><text:span text:style-name="T1">streambuf</text:span></text:p>
          <draw:enhanced-geometry svg:viewBox="0 0 21600 21600" draw:type="rectangle" draw:enhanced-path="M 0 0 L 21600 0 21600 21600 0 21600 0 0 Z N"/>
        </draw:custom-shape>
        <draw:line draw:style-name="gr23" draw:text-style-name="P10" draw:layer="layout" svg:x1="18.58cm" svg:y1="8.829cm" svg:x2="15.2cm" svg:y2="8.9cm">
          <text:p/>
        </draw:line>
        <draw:line draw:style-name="gr26" draw:text-style-name="P10" draw:layer="layout" svg:x1="18.88cm" svg:y1="8.929cm" svg:x2="24.38cm" svg:y2="8.929cm">
          <text:p/>
        </draw:line>
        <draw:frame draw:style-name="gr27" draw:text-style-name="P12" draw:layer="layout" svg:width="3cm" svg:height="2.505cm" svg:x="7.154cm" svg:y="16.083cm">
          <draw:text-box>
            <text:p text:style-name="P12"><text:span text:style-name="T4">1</text:span></text:p>
          </draw:text-box>
        </draw:frame>
        <draw:custom-shape draw:style-name="gr28" draw:text-style-name="P10"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1" draw:layer="layout" svg:width="5.076cm" svg:height="1.18cm" svg:x="9.9cm" svg:y="15.12cm">
          <text:p text:style-name="P13"><text:span text:style-name="T1">filebuf</text:span></text:p>
          <draw:enhanced-geometry svg:viewBox="0 0 21600 21600" draw:type="rectangle" draw:enhanced-path="M 0 0 L 21600 0 21600 21600 0 21600 0 0 Z N"/>
        </draw:custom-shape>
        <draw:custom-shape draw:style-name="gr29" draw:text-style-name="P11" draw:layer="layout" svg:width="4.541cm" svg:height="1.18cm" svg:x="2.359cm" svg:y="15.166cm">
          <text:p text:style-name="P13"><text:span text:style-name="T1">FILE</text:span></text:p>
          <draw:enhanced-geometry svg:viewBox="0 0 21600 21600" draw:type="rectangle" draw:enhanced-path="M 0 0 L 21600 0 21600 21600 0 21600 0 0 Z N"/>
        </draw:custom-shape>
        <draw:custom-shape draw:style-name="gr31" draw:text-style-name="P11" draw:layer="layout" svg:width="6.516cm" svg:height="1.18cm" svg:x="18.284cm" svg:y="15.1cm">
          <text:p text:style-name="P13"><text:span text:style-name="T1">ofstream</text:span></text:p>
          <draw:enhanced-geometry svg:viewBox="0 0 21600 21600" draw:type="rectangle" draw:enhanced-path="M 0 0 L 21600 0 21600 21600 0 21600 0 0 Z N"/>
        </draw:custom-shape>
        <draw:custom-shape draw:style-name="gr28" draw:text-style-name="P10"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10" draw:layer="layout" svg:x1="21.7cm" svg:y1="11.8cm" svg:x2="21.7cm" svg:y2="15.3cm">
          <text:p/>
        </draw:line>
        <draw:line draw:style-name="gr30" draw:text-style-name="P10" draw:layer="layout" svg:x1="12.5cm" svg:y1="10.7cm" svg:x2="12.5cm" svg:y2="15.2cm">
          <text:p/>
        </draw:line>
        <draw:line draw:style-name="gr23" draw:text-style-name="P10" draw:layer="layout" svg:x1="8.9cm" svg:y1="15.7cm" svg:x2="6.9cm" svg:y2="15.7cm">
          <text:p/>
        </draw:line>
        <draw:custom-shape draw:style-name="gr28" draw:text-style-name="P10"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27" draw:text-style-name="P12" draw:layer="layout" svg:width="3cm" svg:height="2.505cm" svg:x="15.7cm" svg:y="9.396cm">
          <draw:text-box>
            <text:p text:style-name="P12"><text:span text:style-name="T4">1</text:span></text:p>
          </draw:text-box>
        </draw:frame>
        <draw:custom-shape draw:style-name="gr28" draw:text-style-name="P10"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3" draw:text-style-name="P10" draw:layer="layout" svg:x1="17.1cm" svg:y1="15.7cm" svg:x2="15.1cm" svg:y2="15.7cm">
          <text:p/>
        </draw:line>
        <draw:frame draw:style-name="gr27" draw:text-style-name="P12" draw:layer="layout" svg:width="3cm" svg:height="2.505cm" svg:x="15.414cm" svg:y="16.066cm">
          <draw:text-box>
            <text:p text:style-name="P12"><text:span text:style-name="T4">1</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A simple two-tuple in &lt;utility&gt;</text:p>
              </text:list-item>
            </text:list>
          </draw:text-box>
        </draw:frame>
        <draw:custom-shape draw:style-name="gr14" draw:text-style-name="P7" draw:layer="layout" svg:width="21.456cm" svg:height="14.658cm" svg:x="3.539cm" svg:y="4.849cm">
          <text:p text:style-name="P7">template&lt;typename T1, typename T2&gt;</text:p>
          <text:p text:style-name="P7">struct pair</text:p>
          <text:p text:style-name="P7">{</text:p>
          <text:p text:style-name="P7"><text:s text:c="4"/>typedef T1 first_type;</text:p>
          <text:p text:style-name="P7"><text:s text:c="4"/>typedef T2 second_type;</text:p>
          <text:p text:style-name="P7"/>
          <text:p text:style-name="P7"><text:s text:c="4"/>T1 first;</text:p>
          <text:p text:style-name="P7"><text:s text:c="4"/>T2 second;</text:p>
          <text:p text:style-name="P7"/>
          <text:p text:style-name="P7"><text:s text:c="4"/>pair() </text:p>
          <text:p text:style-name="P7"><text:s text:c="8"/>: first(T1()), second(T2()) {}</text:p>
          <text:p text:style-name="P7"><text:s text:c="4"/>pair(const T1 &amp; f, const T2 &amp; s)</text:p>
          <text:p text:style-name="P7"><text:s text:c="8"/>: first(x), second(s) {}</text:p>
          <text:p text:style-name="P7"><text:s text:c="4"/>template&lt;typename U, typename V&gt;</text:p>
          <text:p text:style-name="P7"><text:s text:c="4"/>pair(const pair&lt;U,V&gt; &amp; p)</text:p>
          <text:p text:style-name="P7"><text:s text:c="8"/>: first(p.first), second(p,second) {}</text:p>
          <text:p text:style-name="P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make_pair</text:p>
          </draw:text-box>
        </draw:frame>
        <draw:frame presentation:style-name="pr2" draw:layer="layout" svg:width="25.199cm" svg:height="17cm" svg:x="1.4cm" svg:y="3cm" presentation:class="outline">
          <draw:text-box>
            <text:list text:style-name="L2">
              <text:list-item>
                <text:p>A simple helper function template</text:p>
              </text:list-item>
            </text:list>
          </draw:text-box>
        </draw:frame>
        <draw:custom-shape draw:style-name="gr32" draw:text-style-name="P7" draw:layer="layout" svg:width="17.961cm" svg:height="4.434cm" svg:x="2.539cm" svg:y="5.449cm">
          <text:p text:style-name="P7">template&lt;typename T1, typename T2&gt;</text:p>
          <text:p text:style-name="P7">pair&lt;T1,T2&gt; make_pair(T1 f, T2 s)</text:p>
          <text:p text:style-name="P7">{</text:p>
          <text:p text:style-name="P7"><text:s text:c="4"/>return pair&lt;T1,T2&gt;(f, s);</text:p>
          <text:p text:style-name="P7">}</text:p>
          <draw:enhanced-geometry svg:viewBox="0 0 21600 21600" draw:type="rectangle" draw:enhanced-path="M 0 0 L 21600 0 21600 21600 0 21600 0 0 Z N"/>
        </draw:custom-shape>
        <draw:custom-shape draw:style-name="gr33" draw:text-style-name="P7" draw:layer="layout" svg:width="18.5cm" svg:height="1.026cm" svg:x="2.5cm" svg:y="11.374cm">
          <text:p text:style-name="P7">std::pair(42, answer);</text:p>
          <draw:enhanced-geometry svg:viewBox="0 0 21600 21600" draw:type="rectangle" draw:enhanced-path="M 0 0 L 21600 0 21600 21600 0 21600 0 0 Z N"/>
        </draw:custom-shape>
        <draw:custom-shape draw:style-name="gr34" draw:text-style-name="P7" draw:layer="layout" svg:width="18.663cm" svg:height="1.026cm" svg:x="2.452cm" svg:y="13.9cm">
          <text:p text:style-name="P7">std::pair&lt;int,std::string&gt;(42, answer);</text:p>
          <draw:enhanced-geometry svg:viewBox="0 0 21600 21600" draw:type="rectangle" draw:enhanced-path="M 0 0 L 21600 0 21600 21600 0 21600 0 0 Z N"/>
        </draw:custom-shape>
        <draw:custom-shape draw:style-name="gr35" draw:text-style-name="P7" draw:layer="layout" svg:width="18.499cm" svg:height="1.026cm" svg:x="2.501cm" svg:y="16.5cm">
          <text:p text:style-name="P7">std::make_pair(42, answer);</text:p>
          <draw:enhanced-geometry svg:viewBox="0 0 21600 21600" draw:type="rectangle" draw:enhanced-path="M 0 0 L 21600 0 21600 21600 0 21600 0 0 Z N"/>
        </draw:custom-shape>
        <draw:custom-shape draw:style-name="gr36" draw:text-style-name="P15" draw:layer="layout" svg:width="3cm" svg:height="2.787cm" svg:x="21.1cm" svg:y="10.439cm">
          <text:p text:style-name="P14"><text:span text:style-name="T5"></text:span></text:p>
          <draw:enhanced-geometry svg:viewBox="0 0 21600 21600" draw:type="rectangle" draw:enhanced-path="M 0 0 L 21600 0 21600 21600 0 21600 0 0 Z N"/>
        </draw:custom-shape>
        <draw:custom-shape draw:style-name="gr37" draw:text-style-name="P15" draw:layer="layout" svg:width="3.5cm" svg:height="3.5cm" svg:x="21.2cm" svg:y="12.6cm">
          <text:p text:style-name="P14"><text:span text:style-name="T6"></text:span></text:p>
          <draw:enhanced-geometry svg:viewBox="0 0 21600 21600" draw:type="rectangle" draw:enhanced-path="M 0 0 L 21600 0 21600 21600 0 21600 0 0 Z N"/>
        </draw:custom-shape>
        <draw:custom-shape draw:style-name="gr37" draw:text-style-name="P15" draw:layer="layout" svg:width="3.5cm" svg:height="3.5cm" svg:x="21.2cm" svg:y="15.2cm">
          <text:p text:style-name="P14"><text:span text:style-name="T6"></text:span></text:p>
          <draw:enhanced-geometry svg:viewBox="0 0 21600 21600" draw:type="rectangle" draw:enhanced-path="M 0 0 L 21600 0 21600 21600 0 21600 0 0 Z N"/>
        </draw:custom-shape>
        <draw:custom-shape draw:style-name="gr37" draw:text-style-name="P15" draw:layer="layout" svg:width="3.5cm" svg:height="3.5cm" svg:x="22.6cm" svg:y="15.2cm">
          <text:p text:style-name="P14"><text:span text:style-name="T6"></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38" draw:text-style-name="P7" draw:layer="layout" svg:width="17.6cm" svg:height="9.546cm" svg:x="3.9cm" svg:y="7.2cm">
          <text:p text:style-name="P7">int main()</text:p>
          <text:p text:style-name="P7">{</text:p>
          <text:p text:style-name="P7"><text:s text:c="4"/>int values[] = { 2,5,8,3,7 };</text:p>
          <text:p text:style-name="P7"/>
          <text:p text:style-name="P7"><text:s text:c="4"/>std::sort(values, values + 5);</text:p>
          <text:p text:style-name="P7"><text:s text:c="4"/>// [2,3,5,7,8]</text:p>
          <text:p text:style-name="P7"/>
          <text:p text:style-name="P7"><text:s text:c="4"/>std::sort(values, values + 5, </text:p>
          <text:p text:style-name="P7"><text:s text:c="8"/>std::greater&lt;int&gt;()); </text:p>
          <text:p text:style-name="P7"><text:s text:c="4"/>// [8,7,5,3,2]</text:p>
          <text:p text:style-name="P7">}</text:p>
          <draw:enhanced-geometry svg:viewBox="0 0 21600 21600" draw:type="rectangle" draw:enhanced-path="M 0 0 L 21600 0 21600 21600 0 21600 0 0 Z N"/>
        </draw:custom-shape>
        <draw:line draw:style-name="gr39" draw:text-style-name="P10" draw:layer="layout" svg:x1="21.5cm" svg:y1="14.6cm" svg:x2="18.5cm" svg:y2="14.6cm">
          <text:p/>
        </draw:line>
        <draw:line draw:style-name="gr30" draw:text-style-name="P10" draw:layer="layout" svg:x1="21.5cm" svg:y1="14.6cm" svg:x2="23.5cm" svg:y2="14.6cm">
          <text:p/>
        </draw:lin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0" draw:text-style-name="P16" draw:layer="layout" svg:width="24.25cm" svg:height="4.931cm" svg:x="2.05cm" svg:y="6.769cm">
          <text:p text:style-name="P16">template&lt;typename T&gt; struct equal_to; <text:s text:c="5"/>// ==</text:p>
          <text:p text:style-name="P16">template&lt;typename T&gt; struct not_equal_to; <text:s/>// !=</text:p>
          <text:p text:style-name="P16">template&lt;typename T&gt; struct less; <text:s text:c="9"/>// &lt;</text:p>
          <text:p text:style-name="P16">template&lt;typename T&gt; struct less_equal; <text:s text:c="3"/>// &gt;=</text:p>
          <text:p text:style-name="P16">template&lt;typename T&gt; struct greater; <text:s text:c="6"/>// &gt;</text:p>
          <text:p text:style-name="P16">template&lt;typename T&gt; struct greater_equal; // &gt;=</text:p>
          <draw:enhanced-geometry svg:viewBox="0 0 21600 21600" draw:type="rectangle" draw:enhanced-path="M 0 0 L 21600 0 21600 21600 0 21600 0 0 Z N"/>
        </draw:custom-shape>
        <draw:custom-shape draw:style-name="gr41" draw:text-style-name="P16" draw:layer="layout" svg:width="24.25cm" svg:height="6.397cm" svg:x="2cm" svg:y="12.7cm">
          <text:p text:style-name="P16">template&lt;typename T&gt;</text:p>
          <text:p text:style-name="P16">struct greater : ...</text:p>
          <text:p text:style-name="P16">{</text:p>
          <text:p text:style-name="P16"><text:s text:c="4"/>bool operator()(const T &amp; x, const T &amp; y) const</text:p>
          <text:p text:style-name="P16"><text:s text:c="4"/>{</text:p>
          <text:p text:style-name="P16"><text:s text:c="8"/>return x &gt; y;</text:p>
          <text:p text:style-name="P16"><text:s text:c="4"/>}</text:p>
          <text:p text:style-name="P16">};</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draw:text-box>
            <text:list text:style-name="L2">
              <text:list-item>
                <text:p>Each C library &lt;header.h&gt; has a corresponding<text:line-break/>std namespace wrapping C++ &lt;cheader&gt; <text:s/></text:p>
              </text:list-item>
            </text:list>
          </draw:text-box>
        </draw:frame>
        <draw:custom-shape draw:style-name="gr14" draw:text-style-name="P17" draw:layer="layout" svg:width="23.746cm" svg:height="5.71cm" svg:x="1.539cm" svg:y="6.3cm">
          <text:p text:style-name="P17">#include &lt;string.h&gt;</text:p>
          <text:p text:style-name="P17"/>
          <text:p text:style-name="P17">struct c_str_less</text:p>
          <text:p text:style-name="P17">{</text:p>
          <text:p text:style-name="P17"><text:s text:c="4"/>bool operator()(const char * lhs, const char * rhs) const</text:p>
          <text:p text:style-name="P17"><text:s text:c="4"/>{</text:p>
          <text:p text:style-name="P17"><text:s text:c="8"/>return strcmp(lhs, rhs) &lt; 0;</text:p>
          <text:p text:style-name="P17"><text:s text:c="4"/>}</text:p>
          <text:p text:style-name="P17">};</text:p>
          <draw:enhanced-geometry svg:viewBox="0 0 21600 21600" draw:type="rectangle" draw:enhanced-path="M 0 0 L 21600 0 21600 21600 0 21600 0 0 Z N"/>
        </draw:custom-shape>
        <draw:custom-shape draw:style-name="gr42" draw:text-style-name="P17" draw:layer="layout" svg:width="23.746cm" svg:height="5.71cm" svg:x="1.5cm" svg:y="12.9cm">
          <text:p text:style-name="P17">#include &lt;cstring&gt;</text:p>
          <text:p text:style-name="P17"/>
          <text:p text:style-name="P17">struct c_str_less</text:p>
          <text:p text:style-name="P17">{</text:p>
          <text:p text:style-name="P17"><text:s text:c="4"/>bool operator()(const char * lhs, const char * rhs) const</text:p>
          <text:p text:style-name="P17"><text:s text:c="4"/>{</text:p>
          <text:p text:style-name="P17"><text:s text:c="8"/>return std::strcmp(lhs, rhs) &lt; 0;</text:p>
          <text:p text:style-name="P17"><text:s text:c="4"/>}</text:p>
          <text:p text:style-name="P17">};</text:p>
          <draw:enhanced-geometry svg:viewBox="0 0 21600 21600" draw:type="rectangle" draw:enhanced-path="M 0 0 L 21600 0 21600 21600 0 21600 0 0 Z N"/>
        </draw:custom-shape>
        <draw:line draw:style-name="gr39" draw:text-style-name="P10" draw:layer="layout" svg:x1="10.7cm" svg:y1="13.3cm" svg:x2="8.7cm" svg:y2="13.3cm">
          <text:p/>
        </draw:line>
        <draw:line draw:style-name="gr39" draw:text-style-name="P10" draw:layer="layout" svg:x1="8cm" svg:y1="18.3cm" svg:x2="8cm" svg:y2="17.3cm">
          <text:p/>
        </draw:lin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Boost</text:p>
          </draw:text-box>
        </draw:frame>
        <draw:frame presentation:style-name="pr2" draw:layer="layout" svg:width="25.199cm" svg:height="17cm" svg:x="1.4cm" svg:y="3cm" presentation:class="outline">
          <draw:text-box>
            <text:list text:style-name="L2">
              <text:list-item>
                <text:p>What is it?</text:p>
              </text:list-item>
              <text:list-item>
                <text:p>Where does it live?</text:p>
              </text:list-item>
              <text:list-item>
                <text:p>What's in it?</text:p>
              </text:list-item>
            </text:list>
          </draw:text-box>
        </draw:frame>
        <draw:custom-shape draw:style-name="gr14" draw:text-style-name="P2" draw:layer="layout" svg:width="11.684cm" svg:height="2.18cm" svg:x="2cm" svg:y="12.5cm">
          <text:p><text:span text:style-name="T1">Examp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r1</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14"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C++0x</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14"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24H38M34S</meta:editing-duration>
    <meta:editing-cycles>55</meta:editing-cycles>
    <dc:date>2011-03-25T12:14:13</dc:date>
    <meta:generator>NeoOffice/3.1.2$Unix OpenOffice.org_project/Patch 4</meta:generator>
    <meta:document-statistic meta:object-count="209"/>
  </office:meta>
</office:document-meta>
</file>